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9da" officeooo:paragraph-rsid="000b19da"/>
    </style:style>
    <style:style style:name="P2" style:family="paragraph" style:parent-style-name="Standard">
      <style:text-properties officeooo:rsid="000b19da" officeooo:paragraph-rsid="000b7515"/>
    </style:style>
    <style:style style:name="P3" style:family="paragraph" style:parent-style-name="Standard">
      <style:text-properties officeooo:rsid="000b19da" officeooo:paragraph-rsid="000d66de"/>
    </style:style>
    <style:style style:name="P4" style:family="paragraph" style:parent-style-name="Standard">
      <style:text-properties officeooo:rsid="000b19da" officeooo:paragraph-rsid="000f3948"/>
    </style:style>
    <style:style style:name="P5" style:family="paragraph" style:parent-style-name="Standard">
      <style:text-properties officeooo:rsid="000b19da" officeooo:paragraph-rsid="00105847"/>
    </style:style>
    <style:style style:name="P6" style:family="paragraph" style:parent-style-name="Standard">
      <style:text-properties officeooo:rsid="000b19da" officeooo:paragraph-rsid="00123918"/>
    </style:style>
    <style:style style:name="P7" style:family="paragraph" style:parent-style-name="Standard">
      <style:text-properties officeooo:rsid="000b19da" officeooo:paragraph-rsid="00124c35"/>
    </style:style>
    <style:style style:name="P8" style:family="paragraph" style:parent-style-name="Standard">
      <style:text-properties officeooo:rsid="000b19da" officeooo:paragraph-rsid="00124c35"/>
    </style:style>
    <style:style style:name="P9" style:family="paragraph" style:parent-style-name="Standard">
      <style:text-properties officeooo:rsid="000b19da" officeooo:paragraph-rsid="001575c1"/>
    </style:style>
    <style:style style:name="P10" style:family="paragraph" style:parent-style-name="Standard">
      <style:text-properties officeooo:rsid="000b19da" officeooo:paragraph-rsid="00105847"/>
    </style:style>
    <style:style style:name="P11" style:family="paragraph" style:parent-style-name="Standard">
      <style:text-properties officeooo:rsid="000b19da" officeooo:paragraph-rsid="00165c08"/>
    </style:style>
    <style:style style:name="P12" style:family="paragraph" style:parent-style-name="Standard">
      <style:text-properties officeooo:rsid="000b19da" officeooo:paragraph-rsid="00175790"/>
    </style:style>
    <style:style style:name="P13" style:family="paragraph" style:parent-style-name="Standard">
      <style:text-properties officeooo:rsid="000b19da" officeooo:paragraph-rsid="001ce105"/>
    </style:style>
    <style:style style:name="P14" style:family="paragraph" style:parent-style-name="Standard">
      <style:text-properties officeooo:rsid="000b19da" officeooo:paragraph-rsid="001ede5b"/>
    </style:style>
    <style:style style:name="P15" style:family="paragraph" style:parent-style-name="Standard">
      <style:text-properties officeooo:rsid="000b19da" officeooo:paragraph-rsid="002005ce"/>
    </style:style>
    <style:style style:name="P16" style:family="paragraph" style:parent-style-name="Standard">
      <style:text-properties officeooo:rsid="000b19da" officeooo:paragraph-rsid="00253a69"/>
    </style:style>
    <style:style style:name="P17" style:family="paragraph" style:parent-style-name="Standard">
      <style:text-properties officeooo:rsid="000b19da" officeooo:paragraph-rsid="0026fdb3"/>
    </style:style>
    <style:style style:name="T1" style:family="text">
      <style:text-properties officeooo:rsid="000b7515"/>
    </style:style>
    <style:style style:name="T2" style:family="text">
      <style:text-properties officeooo:rsid="000d66de"/>
    </style:style>
    <style:style style:name="T3" style:family="text">
      <style:text-properties officeooo:rsid="000f3948"/>
    </style:style>
    <style:style style:name="T4" style:family="text">
      <style:text-properties officeooo:rsid="00105847"/>
    </style:style>
    <style:style style:name="T5" style:family="text">
      <style:text-properties officeooo:rsid="00123918"/>
    </style:style>
    <style:style style:name="T6" style:family="text">
      <style:text-properties officeooo:rsid="00124c35"/>
    </style:style>
    <style:style style:name="T7" style:family="text">
      <style:text-properties officeooo:rsid="001575c1"/>
    </style:style>
    <style:style style:name="T8" style:family="text">
      <style:text-properties officeooo:rsid="00165c08"/>
    </style:style>
    <style:style style:name="T9" style:family="text">
      <style:text-properties officeooo:rsid="00175790"/>
    </style:style>
    <style:style style:name="T10" style:family="text">
      <style:text-properties officeooo:rsid="001b262d"/>
    </style:style>
    <style:style style:name="T11" style:family="text">
      <style:text-properties officeooo:rsid="001ce105"/>
    </style:style>
    <style:style style:name="T12" style:family="text">
      <style:text-properties officeooo:rsid="001ede5b"/>
    </style:style>
    <style:style style:name="T13" style:family="text">
      <style:text-properties officeooo:rsid="001fe787"/>
    </style:style>
    <style:style style:name="T14" style:family="text">
      <style:text-properties officeooo:rsid="002005ce"/>
    </style:style>
    <style:style style:name="T15" style:family="text">
      <style:text-properties officeooo:rsid="0021d56c"/>
    </style:style>
    <style:style style:name="T16" style:family="text">
      <style:text-properties officeooo:rsid="00253a69"/>
    </style:style>
    <style:style style:name="T17" style:family="text">
      <style:text-properties officeooo:rsid="0026fd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)<text:span text:style-name="Source_20_Text">db.Hotel.countDocuments()</text:span></text:p>
      <text:p text:style-name="P1"><text:span text:style-name="Source_20_Text"/></text:p>
      <text:p text:style-name="P2"><text:span text:style-name="Source_20_Text">6)</text:span><text:span text:style-name="Source_20_Text"><text:span text:style-name="T1">db.Hotel.find().sort({nombre:1})</text:span></text:span></text:p>
      <text:p text:style-name="P2"><text:span text:style-name="Source_20_Text"/></text:p>
      <text:p text:style-name="P2"><text:span text:style-name="Source_20_Text"><text:span text:style-name="T1">7)db.Hotel.find().sort({nombre:-1})</text:span></text:span></text:p>
      <text:p text:style-name="P2"><text:span text:style-name="Source_20_Text"/></text:p>
      <text:p text:style-name="P3"><text:span text:style-name="Source_20_Text"><text:span text:style-name="T2">8)db.Hotel.find({"comodidades.spa":true},{nombre:1})</text:span></text:span></text:p>
      <text:p text:style-name="P3"><text:span text:style-name="Source_20_Text"/></text:p>
      <text:p text:style-name="P3"><text:span text:style-name="Source_20_Text"><text:span text:style-name="T2">9)db.Hotel.find({"promociones.%descuento":10},{nombre:1})</text:span></text:span></text:p>
      <text:p text:style-name="P3"><text:span text:style-name="Source_20_Text"/></text:p>
      <text:p text:style-name="P4"><text:span text:style-name="Source_20_Text"><text:span text:style-name="T3">10)db.Hotel.find({"promociones.nombre":"jubilados"},{nombre:1})</text:span></text:span></text:p>
      <text:p text:style-name="P4"><text:span text:style-name="Source_20_Text"/></text:p>
      <text:p text:style-name="P4"><text:span text:style-name="Source_20_Text"><text:span text:style-name="T3">11)db.Hotel.updateMany({"numerosUtiles.policia":911},{$set:{policia:"0800-222-police"}})</text:span></text:span></text:p>
      <text:p text:style-name="P4"><text:span text:style-name="Source_20_Text"/></text:p>
      <text:p text:style-name="P5"><text:span text:style-name="Source_20_Text"><text:span text:style-name="T4">12)db.Hotel.find({"puntosInteres.museo":"Malba"},{nombre:1,direccion:1,telefono:1})</text:span></text:span></text:p>
      <text:p text:style-name="P5"><text:span text:style-name="Source_20_Text"/></text:p>
      <text:p text:style-name="P6"><text:span text:style-name="Source_20_Text"><text:span text:style-name="T5">13) usaria el metodo limit()</text:span></text:span></text:p>
      <text:p text:style-name="P6"><text:span text:style-name="Source_20_Text"/></text:p>
      <text:p text:style-name="P6"><text:span text:style-name="Source_20_Text"><text:span text:style-name="T5">14)db.Hotel.find({},{nombre:1, servicios:1,comodidades:1}).sort({"promociones.%descuento":-1}).limit(1)</text:span></text:span></text:p>
      <text:p text:style-name="P6"><text:span text:style-name="Source_20_Text"/></text:p>
      <text:p text:style-name="P7"><text:span text:style-name="Source_20_Text"><text:span text:style-name="T6">15)db.Hotel.find({},{nombre:1, servicios:1,comodidades:1}).sort({"promociones.%descuento":1}).limit(1)</text:span></text:span></text:p>
      <text:p text:style-name="P7"><text:span text:style-name="Source_20_Text"/></text:p>
      <text:p text:style-name="P9"><text:span text:style-name="Source_20_Text"><text:span text:style-name="T7">16)db.Hotel.find({comodidades:{$gte:{$size : 1}}},{nombre:1})</text:span></text:span></text:p>
      <text:p text:style-name="P9"><text:span text:style-name="Source_20_Text">db.Hotel.find({"puntosInteres.teatro.direccion":{$in:["triunvirato 345","spa"]}},{nombre:1})</text:span></text:p>
      <text:p text:style-name="P9"><text:span text:style-name="Source_20_Text">db.Hotel.find({"puntosInteres.teatro.direccion":{$</text:span><text:span text:style-name="Source_20_Text"><text:span text:style-name="T10">n</text:span></text:span><text:span text:style-name="Source_20_Text">in:["triunvirato 345","spa"]}},{nombre:1})</text:span></text:p>
      <text:p text:style-name="P9"><text:span text:style-name="Source_20_Text">db.Hotel.find({"puntosInteres.teatro.direccion":{$ne:"triunvirato 345"}},{nombre:1})</text:span></text:p>
      <text:p text:style-name="P9"><text:span text:style-name="Source_20_Text"/></text:p>
      <text:p text:style-name="P9"><text:span text:style-name="Source_20_Text"><text:span text:style-name="T7">17)</text:span></text:span></text:p>
      <text:p text:style-name="P9"><text:span text:style-name="Source_20_Text">db.Hotel.find({$nor:[{spa:true},{pileta:false}]})</text:span></text:p>
      <text:p text:style-name="P9"><text:span text:style-name="Source_20_Text">db.Hotel.find({$or:[{comodidades:{spa:true}},{comodidades:{pileta:false}}]})</text:span></text:p>
      <text:p text:style-name="P7"><text:span text:style-name="Source_20_Text">db.Hotel.find({"comodidades.spa":{$not:{$ne:true}}})</text:span></text:p>
      <text:p text:style-name="P7"><text:span text:style-name="Source_20_Text"/></text:p>
      <text:p text:style-name="P7"><text:span text:style-name="Source_20_Text"><text:span text:style-name="T6">1</text:span></text:span><text:span text:style-name="Source_20_Text"><text:span text:style-name="T7">8</text:span></text:span><text:span text:style-name="Source_20_Text"><text:span text:style-name="T6">)db.Hotel.find({promociones:null},{nombre:1,direccion:1,telefono:1})</text:span></text:span></text:p>
      <text:p text:style-name="P7"><text:span text:style-name="Source_20_Text"/></text:p>
      <text:p text:style-name="P9"><text:span text:style-name="Source_20_Text"><text:span text:style-name="T7">19)db.Hotel.find({promociones:{$size:</text:span></text:span><text:span text:style-name="Source_20_Text"><text:span text:style-name="T12">1</text:span></text:span><text:span text:style-name="Source_20_Text"><text:span text:style-name="T7">}},{nombre:1,</text:span></text:span><text:span text:style-name="Source_20_Text"><text:span text:style-name="T12">direccion:1,telefono:1</text:span></text:span><text:span text:style-name="Source_20_Text"><text:span text:style-name="T7">})</text:span></text:span></text:p>
      <text:p text:style-name="P14"><text:span text:style-name="Source_20_Text">db.Hotel.find({promociones:{$size:2}},{nombre:1</text:span><text:span text:style-name="Source_20_Text"><text:span text:style-name="T7">,</text:span></text:span><text:span text:style-name="Source_20_Text"><text:span text:style-name="T12">direccion:1,telefono:1</text:span></text:span><text:span text:style-name="Source_20_Text">})</text:span></text:p>
      <text:p text:style-name="P14"><text:span text:style-name="Source_20_Text">db.Hotel.find({promociones:{$gte:{$size:1}}},{nombre:1,direccion:1,telefono:1})</text:span></text:p>
      <text:p text:style-name="P5"><text:span text:style-name="Source_20_Text"/></text:p>
      <text:p text:style-name="P11"><text:span text:style-name="Source_20_Text"/></text:p>
      <text:p text:style-name="P11"><text:soft-page-break/><text:span text:style-name="Source_20_Text"><text:span text:style-name="T8">20) el elem match </text:span></text:span><text:span text:style-name="Source_20_Text"><text:span text:style-name="T15">sirve para hacer varias queries.</text:span></text:span></text:p>
      <text:p text:style-name="P11"><text:span text:style-name="Source_20_Text">db.Hotel.find({promociones:{$elemMatch:{"%descuento":25}}},{nombre:1})</text:span></text:p>
      <text:p text:style-name="P11"><text:span text:style-name="Source_20_Text"/></text:p>
      <text:p text:style-name="P12"><text:span text:style-name="Source_20_Text"><text:span text:style-name="T9">21) db.Hotel.deleteMany ({promociones: null})</text:span></text:span></text:p>
      <text:p text:style-name="P12"><text:span text:style-name="Source_20_Text"/></text:p>
      <text:p text:style-name="P12"><text:span text:style-name="Source_20_Text"><text:span text:style-name="T9">22)db.Hotel.updateMany({"promociones.nombre":"vacaciones"},{$inc:{"promociones.$.%descuento":5}})</text:span></text:span></text:p>
      <text:p text:style-name="P12"><text:span text:style-name="Source_20_Text">db.Hotel.updateMany({"promociones.nombre":"vacaciones"},{$min:{"promociones.$.%descuento":15}})</text:span></text:p>
      <text:p text:style-name="P12"><text:span text:style-name="Source_20_Text">db.Hotel.updateMany({"promociones.nombre":"vacaciones"},{$</text:span><text:span text:style-name="Source_20_Text"><text:span text:style-name="T13">max</text:span></text:span><text:span text:style-name="Source_20_Text">:{"promociones.$.%descuento":</text:span><text:span text:style-name="Source_20_Text"><text:span text:style-name="T13">25</text:span></text:span><text:span text:style-name="Source_20_Text">}})</text:span></text:p>
      <text:p text:style-name="P12"><text:span text:style-name="Source_20_Text">db.Hotel.updateMany({"promociones.nombre":"vacaciones"},{$rename:{promociones:"promos"}})</text:span></text:p>
      <text:p text:style-name="P15"><text:span text:style-name="Source_20_Text"><text:span text:style-name="T3">db.Hotel.updateMany({"numerosUtiles.policia":911},{$set:{policia:"0800-222-police"}})</text:span></text:span></text:p>
      <text:p text:style-name="P15"><text:span text:style-name="Source_20_Text"><text:span text:style-name="T3">db.Hotel.updateMany({"numerosUtiles.policia":911},{$</text:span></text:span><text:span text:style-name="Source_20_Text"><text:span text:style-name="T14">un</text:span></text:span><text:span text:style-name="Source_20_Text"><text:span text:style-name="T3">set:{policia:""}})</text:span></text:span></text:p>
      <text:p text:style-name="P12"><text:span text:style-name="Source_20_Text"/></text:p>
      <text:p text:style-name="P12"><text:span text:style-name="Source_20_Text"/></text:p>
      <text:p text:style-name="P13"><text:span text:style-name="Source_20_Text"><text:span text:style-name="T11">23)db.Hotel.updateMany({"promociones.nombre":"vacaciones"},{$pop: {promociones:-1}})</text:span></text:span></text:p>
      <text:p text:style-name="P13"><text:span text:style-name="Source_20_Text">db.Hotel.updateMany({},{$push: {promociones:{nombre:"caridad","%descuento":5}}})</text:span></text:p>
      <text:p text:style-name="P16"><text:span text:style-name="Source_20_Text">db.Hotel.updateMany({},{$pu</text:span><text:span text:style-name="Source_20_Text"><text:span text:style-name="T16">ll</text:span></text:span><text:span text:style-name="Source_20_Text">: {promociones:{nombre:"caridad","%descuento":5}}})</text:span></text:p>
      <text:p text:style-name="P13"><text:span text:style-name="Source_20_Text"/></text:p>
      <text:p text:style-name="P13"><text:span text:style-name="Source_20_Text"><text:span text:style-name="T11">24) </text:span></text:span><text:span text:style-name="Source_20_Text"><text:span text:style-name="T17">el comando para el export es: mongoexport --db TpMongo1-Incutti,Sampieri --collection Hotel --out ~/Escritorio/ejercicioHoteles.json</text:span></text:span></text:p>
      <text:p text:style-name="P17"><text:span text:style-name="Source_20_Text"><text:span text:style-name="T17">el comando para el import es: mongoimport ejercicioHoteles.json –db <text:s/>TpMongo1-Incutti,Sampieri</text:span></text:span></text:p>
      <text:p text:style-name="P13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5:54:02.590495335</meta:creation-date>
    <dc:date>2023-08-25T16:40:20.616189759</dc:date>
    <meta:editing-duration>PT6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87" meta:character-count="2650" meta:non-whitespace-character-count="2602"/>
  </office:meta>
</office:document-meta>
</file>